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55" style:parent-style-name="Standard" style:family="paragraph">
      <style:paragraph-properties fo:text-align="end"/>
    </style:style>
    <style:style style:name="T56" style:parent-style-name="Fuentedepárrafopredeter." style:family="text">
      <style:text-properties style:font-name="Arial" style:font-name-complex="Arial"/>
    </style:style>
    <number:date-style style:name="N57" number:language="es" number:country="ES">
      <number:day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end"/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style:font-name="Arial" style:font-name-complex="Arial" fo:font-weight="bold" style:font-weight-asian="bold"/>
    </style:style>
    <style:style style:name="P63" style:parent-style-name="Standard" style:family="paragraph">
      <style:paragraph-properties fo:text-align="justify" fo:margin-bottom="0in"/>
      <style:text-properties style:font-name="Arial" style:font-name-complex="Arial" fo:font-weight="bold" style:font-weight-asian="bold" fo:font-size="10pt" style:font-size-asian="10pt" style:font-size-complex="9pt" fo:language="es" fo:country="MX"/>
    </style:style>
    <style:style style:name="P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fo:language="es" fo:country="MX" style:language-asian="es" style:country-asian="ES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style:font-name="Arial" style:font-name-complex="Arial" fo:language="es" fo:country="MX"/>
    </style:style>
    <style:style style:name="T67" style:parent-style-name="Fuentedepárrafopredeter." style:family="text">
      <style:text-properties style:font-name="Arial" style:font-name-complex="Arial" fo:language="es" fo:country="MX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language="es" fo:country="MX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language="es" fo:country="MX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Arial" style:font-name-complex="Arial" fo:language="es" fo:country="MX"/>
    </style:style>
    <style:style style:name="T74" style:parent-style-name="Fuentedepárrafopredeter." style:family="text">
      <style:text-properties style:font-name="Arial" style:font-name-complex="Arial" fo:background-color="#CCCCCC" fo:language="es" fo:country="MX"/>
    </style:style>
    <style:style style:name="T75" style:parent-style-name="Fuentedepárrafopredeter." style:family="text">
      <style:text-properties style:font-name="Arial" style:font-name-complex="Arial" fo:language="es" fo:country="MX"/>
    </style:style>
    <style:style style:name="T76" style:parent-style-name="Fuentedepárrafopredeter." style:family="text">
      <style:text-properties style:font-name="Arial" style:font-name-complex="Arial" fo:language="es" fo:country="MX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7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4" style:parent-style-name="Standard" style:family="paragraph">
      <style:paragraph-properties fo:text-align="center" fo:margin-bottom="0in"/>
      <style:text-properties style:font-name="Arial" style:font-name-complex="Arial" fo:language="es" fo:country="MX"/>
    </style:style>
    <style:style style:name="P85" style:parent-style-name="Standard" style:family="paragraph">
      <style:paragraph-properties fo:text-align="center" fo:margin-bottom="0in"/>
    </style:style>
    <style:style style:name="T86" style:parent-style-name="Fuentedepárrafopredeter." style:family="text">
      <style:text-properties style:font-name="Arial" style:font-name-complex="Arial" fo:background-color="#CCCCCC" fo:language="es" fo:country="MX"/>
    </style:style>
    <style:style style:name="T87" style:parent-style-name="Fuentedepárrafopredeter." style:family="text">
      <style:text-properties style:font-name="Arial" style:font-name-complex="Arial" fo:background-color="#CCCCCC" fo:language="es" fo:country="MX"/>
    </style:style>
    <style:style style:name="P8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9" style:parent-style-name="Standard" style:family="paragraph">
      <style:paragraph-properties fo:text-align="center"/>
      <style:text-properties fo:language="es" fo:country="MX"/>
    </style:style>
  </office:automatic-styles>
  <office:body>
    <office:text text:use-soft-page-breaks="true">
      <text:p text:style-name="P1"/>
      <text:p text:style-name="P55"><text:span text:style-name="T56">CIUDAD DE MÉXICO A<text:s/></text:span><text:date style:data-style-name="N57">2 de enero de 2020</text:date><text:span text:style-name="T58">.</text:span></text:p>
      <text:p text:style-name="P59"/>
      <text:p text:style-name="Standard"><text:span text:style-name="T60">Marco Antonio Barrera Alcántara</text:span></text:p>
      <text:p text:style-name="P61"><text:span text:style-name="T62">Titular de la Subgerencia de Recursos Humanos</text:span></text:p>
      <text:p text:style-name="P63"/>
      <text:p text:style-name="P64"/>
      <text:p text:style-name="P65"><text:span text:style-name="T66">Por medio de la presente solicito a usted que, por así<text:s/></text:span><text:span text:style-name="T67">convenir a mis intereses, se realice el depósito correspondiente por concepto de:</text:span></text:p>
      <text:p text:style-name="P68"><text:span text:style-name="T69">Pago de Nómina: Banamex<text:s/></text:span></text:p>
      <text:p text:style-name="P70"><text:span text:style-name="T71">Pago de Servicios Profesionales Banamex</text:span></text:p>
      <text:p text:style-name="P72"><text:span text:style-name="T73">A la cuenta 2285524, con CLABE Interbancaria 0021 8090 2822 8552 42 del banco</text:span><text:span text:style-name="T74"><text:s/>Banamex</text:span><text:span text:style-name="T75"><text:s/>de la cual reconozco qu</text:span><text:span text:style-name="T76">e soy titular.</text:span></text:p>
      <text:p text:style-name="P77"><text:span text:style-name="T78">Se anexa estado de cuenta bancario no mayor a 3 meses, mismo que está a mi nombre</text:span></text:p>
      <text:p text:style-name="P79">Sin más por el momento agradezco su atención y quedo a sus órdenes para cualquier aclaración al respecto.</text:p>
      <text:p text:style-name="P80"/>
      <text:p text:style-name="P81"/>
      <text:p text:style-name="P82">ATENTAMENTE</text:p>
      <text:p text:style-name="P83"/>
      <text:p text:style-name="P84">________________________</text:p>
      <text:p text:style-name="P85"><text:span text:style-name="T86">(Nombre y<text:s/></text:span><text:span text:style-name="T87">Firma)</text:span></text:p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Arial" style:font-name-asian="Times New Roman" style:font-name-complex="Arial" fo:font-weight="bold" style:font-weight-asian="bold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Fuentedepárrafopredeter.1" style:display-name="Fuente de párrafo predeter.1" style:family="text"/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 fo:language="es" fo:country="ES"/>
    </style:style>
    <style:style style:name="EncabezadoCar" style:display-name="Encabezado Car" style:family="text">
      <style:text-properties fo:font-size="11pt" style:font-size-asian="11pt" style:font-size-complex="11pt" fo:language="es" fo:country="ES"/>
    </style:style>
    <style:style style:name="PiedepáginaCar" style:display-name="Pie de página Car" style:family="text">
      <style:text-properties fo:font-size="11pt" style:font-size-asian="11pt" style:font-size-complex="11pt" fo:language="es" fo:country="ES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72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187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1.0104in" style:use-optimal-column-width="false"/>
    </style:style>
    <style:style style:name="TableColumn4" style:family="table-column">
      <style:table-column-properties style:column-width="4.0312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0.8055in" style:use-optimal-column-width="false"/>
    </style:style>
    <style:style style:name="Table2" style:family="table">
      <style:table-properties style:width="6.7326in" fo:margin-left="-0.327in" table:align="left"/>
    </style:style>
    <style:style style:name="TableRow7" style:family="table-row">
      <style:table-row-properties style:min-row-height="0.1861in" style:use-optimal-row-height="false"/>
    </style:style>
    <style:style style:name="TableCell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bottom="0in" fo:line-height="100%"/>
    </style:style>
    <style:style style:name="T10" style:parent-style-name="Fuentedepárrafopredeter." style:family="text">
      <style:text-properties fo:language="es" fo:country="MX" style:language-asian="es" style:country-asian="MX"/>
    </style:style>
    <style:style style:name="P11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/>
    </style:style>
    <style:style style:name="TableCell12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 fo:language="es" fo:country="MX" style:language-asian="es" style:country-asian="ES"/>
    </style:style>
    <style:style style:name="P14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6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365F91" fo:font-size="10pt" style:font-size-asian="10pt" style:font-size-complex="12pt" fo:language="es" fo:country="MX" style:language-asian="es" style:country-asian="ES"/>
    </style:style>
    <style:style style:name="TableCell1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2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 fo:margin-right="0.0402in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3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25" style:family="table-row">
      <style:table-row-properties style:min-row-height="0.1444in" style:use-optimal-row-height="fals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TableCell2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top="0.0395in" fo:margin-bottom="0.0395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32" style:family="table-row">
      <style:table-row-properties style:min-row-height="0.4993in" style:use-optimal-row-height="fals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TableCell3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 fo:margin-right="0.0402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0" style:family="table-row">
      <style:table-row-properties style:min-row-height="0.1173in" style:use-optimal-row-height="false"/>
    </style:style>
    <style:style style:name="TableCell4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Fuentedepárrafopredeter." style:family="text">
      <style:text-properties fo:language="es" fo:country="MX" style:language-asian="es" style:country-asian="MX"/>
    </style:style>
    <style:style style:name="P44" style:parent-style-name="Normal" style:family="paragraph">
      <style:text-properties fo:hyphenate="true"/>
    </style:style>
    <style:style style:name="TableCell4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4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9" style:family="table-row">
      <style:table-row-properties style:min-row-height="0.4354in" style:use-optimal-row-height="false"/>
    </style:style>
    <style:style style:name="P50" style:parent-style-name="Normal" style:family="paragraph">
      <style:text-properties fo:hyphenate="true"/>
    </style:style>
    <style:style style:name="TableCell5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MX" style:language-asian="es" style:country-asian="ES"/>
    </style:style>
    <style:style style:name="TableCell53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P9"><text:span text:style-name="T10"><draw:frame draw:z-index="251659264" draw:style-name="a0" draw:name="Imagen1" text:anchor-type="paragraph" svg:x="0.0311in" svg:y="0.18819in" svg:width="0.80905in" svg:height="0.59843in" style:rel-width="scale" style:rel-height="scale"><draw:image xlink:href="media/image1.png" xlink:type="simple" xlink:show="embed" xlink:actuate="onLoad"/><svg:title/><svg:desc/></draw:frame></text:span></text:p>
              <text:p text:style-name="P11"/>
            </table:table-cell>
            <table:table-cell table:style-name="TableCell12" table:number-rows-spanned="4">
              <text:p text:style-name="P13"/>
              <text:p text:style-name="P14">INFOTEC CENTRO DE INVESTIGACIÓN E INNOVACIÓN EN TECNOLOGÍAS DE LA INFORMACIÓN Y COMUNICACIÓN</text:p>
              <text:p text:style-name="P15"/>
              <text:p text:style-name="P16">DIRECCIÓN ADJUNTA DE ADMINISTRACIÓN</text:p>
              <text:p text:style-name="P17">SUBGERENCIA DE RECURSOS HUMANOS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<text:s/></text:span><text:span text:style-name="T24"><text:page-count style:num-format="1">1</text:page-count></text:span></text:p>
            </table:table-cell>
          </table:table-row>
          <table:table-row table:style-name="TableRow25">
            <table:covered-table-cell>
              <text:p text:style-name="P26"/>
            </table:covered-table-cell>
            <table:covered-table-cell>
              <text:p text:style-name="P27"/>
            </table:covered-table-cell>
            <table:table-cell table:style-name="TableCell28">
              <text:p text:style-name="P29">PROCESO</text:p>
            </table:table-cell>
            <table:table-cell table:style-name="TableCell30">
              <text:p text:style-name="P31">STA</text:p>
            </table:table-cell>
          </table:table-row>
          <table:table-row table:style-name="TableRow32">
            <table:covered-table-cell>
              <text:p text:style-name="P33"/>
            </table:covered-table-cell>
            <table:covered-table-cell>
              <text:p text:style-name="P34"/>
            </table:covered-table-cell>
            <table:table-cell table:style-name="TableCell35">
              <text:p text:style-name="P36">VERSIÓN</text:p>
            </table:table-cell>
            <table:table-cell table:style-name="TableCell37">
              <text:p text:style-name="P38"><text:span text:style-name="T39">1.0</text:span></text:p>
            </table:table-cell>
          </table:table-row>
          <table:table-row table:style-name="TableRow40">
            <table:table-cell table:style-name="TableCell41" table:number-rows-spanned="2">
              <text:p text:style-name="P42"><text:span text:style-name="T43"><draw:frame draw:z-index="251660288" draw:style-name="a1" draw:name="Imagen 11" text:anchor-type="paragraph" svg:x="0.11102in" svg:y="-0.16614in" svg:width="0.6626in" svg:height="0.49921in" style:rel-width="scale" style:rel-height="scale"><draw:image xlink:href="media/image2.jpeg" xlink:type="simple" xlink:show="embed" xlink:actuate="onLoad"/><svg:title/><svg:desc>logos_retrazadosCS2-03</svg:desc></draw:frame></text:span></text:p>
            </table:table-cell>
            <table:covered-table-cell>
              <text:p text:style-name="P44"/>
            </table:covered-table-cell>
            <table:table-cell table:style-name="TableCell45">
              <text:p text:style-name="P46">FECHA</text:p>
            </table:table-cell>
            <table:table-cell table:style-name="TableCell47">
              <text:p text:style-name="P48">Enero, 2020</text:p>
            </table:table-cell>
          </table:table-row>
          <table:table-row table:style-name="TableRow49">
            <table:covered-table-cell>
              <text:p text:style-name="P50"/>
            </table:covered-table-cell>
            <table:table-cell table:style-name="TableCell51">
              <text:p text:style-name="P52">FORMATO ÚNICO DE DATOS BANCARIOS</text:p>
            </table:table-cell>
            <table:table-cell table:style-name="TableCell53" table:number-columns-spanned="2">
              <text:p text:style-name="P54">FUDB</text:p>
            </table:table-cell>
            <table:covered-table-cell/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Israel Villafaña Ortiz</meta:initial-creator>
    <dc:creator>Rodrigo</dc:creator>
    <meta:creation-date>2020-01-06T17:35:00Z</meta:creation-date>
    <dc:date>2020-01-06T17:35:00Z</dc:date>
    <meta:print-date>2010-07-01T09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2" meta:character-count="729" meta:row-count="5" meta:non-whitespace-character-count="618"/>
  </office:meta>
</office:document-meta>
</file>